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fo:language="pt" fo:country="BR" style:language-asian="en" style:country-asian="US" style:language-complex="ar" style:country-complex="SA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could not defeat bridge guards within the period... -&gt; <office:annotation office:name="__Annotation__22_1099370643"><dc:creator>user</dc:creator><dc:date>2020-10-26T10:37:00</dc:date><loext:sender-initials>u</loext:sender-initials><text:p><text:span text:style-name="T1">Não deveria ser “você não conseguiu derrotar” [...]? Digo isso porque o string seguinte está falando que a missão fracassou</text:span></text:p></office:annotation><text:s/>Você não poderia derrotar os guardas da ponte dentro do período...<office:annotation-end office:name="__Annotation__22_1099370643"/><office:annotation><dc:creator>Mateus Schroeder da Silva</dc:creator><dc:date>2020-10-26T18:37:13.077629017</dc:date><loext:sender-initials>MSS</loext:sender-initials><text:p text:style-name="P3"><text:span text:style-name="T4">Reply to user (26/10/2020, 10:37): "..."</text:span></text:p><text:p><text:span text:style-name="T3">Sim. Eu não sabia desse uso do could.</text:span></text:p></office:annotation></text:p>
      <text:p text:style-name="Standard">Nós temos que &lt;span color='yellow'&gt;<office:annotation office:name="__Annotation__31_1099370643"><dc:creator>user</dc:creator><dc:date>2020-10-26T10:35:00</dc:date><loext:sender-initials>u</loext:sender-initials><text:p><text:span text:style-name="T1">PRINCIPAL POSTO AVANÇADO</text:span></text:p></office:annotation>atacar o posto avançado principal Imperial<office:annotation-end office:name="__Annotation__31_1099370643"/><office:annotation><dc:creator>Mateus Schroeder da Silva</dc:creator><dc:date>2020-10-31T09:57:04.101201996</dc:date><loext:sender-initials>MSS</loext:sender-initials><text:p text:style-name="P2"><text:span text:style-name="T2">Reply to user (26/10/2020, 10:35): "..."</text:span></text:p><text:p><text:span text:style-name="T3">Atualizei todas as entradas.</text:span></text:p></office:annotation>&lt;/span&gt; dentro de &lt;span color='yellow'&gt;$ag_ongoing_mission_time|&lt;/span&gt; dias.</text:p>
      <text:p text:style-name="Standard">Primeiro você deve ter fama o suficiente para receber <office:annotation office:name="__Annotation__47_1099370643"><dc:creator>user</dc:creator><dc:date>2020-10-26T10:35:00</dc:date><loext:sender-initials>u</loext:sender-initials><text:p><text:span text:style-name="T1">RECEITA SUFICIENTE</text:span></text:p></office:annotation>suficiente receita<office:annotation-end office:name="__Annotation__47_1099370643"/>. Você deve ter pelo menos <office:annotation office:name="__Annotation__53_1099370643"><dc:creator>user</dc:creator><dc:date>2020-10-26T10:35:00</dc:date><loext:sender-initials>u</loext:sender-initials><text:p><text:span text:style-name="T1">Eu omitiria “ouro” ou botaria SUA RECEITA DEVE SER PELO MENOS 70</text:span></text:p></office:annotation>70 ouro de receita.<office:annotation-end office:name="__Annotation__53_1099370643"/></text:p>
      <text:p text:style-name="Standard">[...] Uma vez que você <office:annotation office:name="__Annotation__59_1099370643"><dc:creator>user</dc:creator><dc:date>2020-10-26T10:35:00</dc:date><loext:sender-initials>u</loext:sender-initials><text:p><text:span text:style-name="T1">SEJA FORTE O SUFICIENTE</text:span></text:p></office:annotation>tenha poder suficiente <office:annotation-end office:name="__Annotation__59_1099370643"/>para atacar o Forte [...]</text:p>
      <text:p text:style-name="Standard">[...]reforços inimigos <office:annotation office:name="__Annotation__72_1099370643"><dc:creator>user</dc:creator><dc:date>2020-10-26T10:35:00</dc:date><loext:sender-initials>u</loext:sender-initials><text:p><text:span text:style-name="T1">TALVEZ NÃO NOS INCOMODEM QUANDO ATACARMOS</text:span></text:p></office:annotation>podem deixar de nos incomodar quando atacando <office:annotation-end office:name="__Annotation__72_1099370643"/>[...]</text:p>
      <text:p text:style-name="Standard">Há alguns sistemas <office:annotation office:name="__Annotation__78_1099370643"><dc:creator>user</dc:creator><dc:date>2020-10-26T10:36:00</dc:date><loext:sender-initials>u</loext:sender-initials><text:p><text:span text:style-name="T1">Não soa tão bem em português quanto em inglês; uma opção melhor seria “sistemas novos” ou “sistemas diferentes”.</text:span></text:p></office:annotation>alienígenas <office:annotation-end office:name="__Annotation__78_1099370643"/>nesta campanha, verifique-os cuidadosamente.</text:p>
      <text:p text:style-name="Standard">assisted -&gt;<office:annotation office:name="__Annotation__85_1099370643"><dc:creator>user</dc:creator><dc:date>2020-10-26T10:36:00</dc:date><loext:sender-initials>u</loext:sender-initials><text:p><text:span text:style-name="T1">Auxiliado ou ajudado soa melhor. </text:span></text:p></office:annotation>assistido<office:annotation-end office:name="__Annotation__85_1099370643"/></text:p>
      <text:p text:style-name="Standard"><office:annotation office:name="__Annotation__91_1099370643"><dc:creator>user</dc:creator><dc:date>2020-10-26T10:36:00</dc:date><loext:sender-initials>u</loext:sender-initials><text:p><text:span text:style-name="T1">Você traduziu todos no plural, mas em inglês as entradas estão no singular. Só apontando que pode ser um possível erro; e a última entrada “work var” está igual em português.</text:span></text:p></office:annotation>Action stat<office:annotation-end office:name="__Annotation__91_1099370643"/><office:annotation><dc:creator>Mateus Schroeder da Silva</dc:creator><dc:date>2020-10-26T18:39:34.302345585</dc:date><loext:sender-initials>MSS</loext:sender-initials><text:p text:style-name="P3"><text:span text:style-name="T4">Reply to user (26/10/2020, 10:36): "..."</text:span></text:p><text:p><text:span text:style-name="T3">Foi um erro herdado de ‘estatísticaSS’, mas sobre work var eu não sei o que significa. Eu não me lembro de ter visto essa string jogando.</text:span></text:p></office:annotation></text:p>
      <text:p text:style-name="Standard"><text:s/>have scout -&gt; tem batedor / <text:s/><office:annotation office:name="__Annotation__103_1099370643"><dc:creator>user</dc:creator><dc:date>2020-10-26T10:36:00</dc:date><loext:sender-initials>u</loext:sender-initials><text:p><text:span text:style-name="T1">Deveria ser algo tipo “tem característica esconder”</text:span></text:p></office:annotation>have hide -&gt; esconde<office:annotation-end office:name="__Annotation__103_1099370643"/><office:annotation><dc:creator>Mateus Schroeder da Silva</dc:creator><dc:date>2020-10-26T18:41:44.242238252</dc:date><loext:sender-initials>MSS</loext:sender-initials><text:p text:style-name="P3"><text:span text:style-name="T4">Reply to user (26/10/2020, 10:36): "..."</text:span></text:p><text:p><text:span text:style-name="T3">Pois então, na prática a tropa ganha a ability ambush. Mas fica escrito, “have hide”, ou seja, o autor não fez essa ligação entre ability e a customização dele. Coloquei uma sugestão (tem aptidão para esconder).</text:span></text:p></office:annotation></text:p>
      <text:p text:style-name="Standard">If you try to capture the outpost only by your troop, I will give you some favor <office:annotation office:name="__Annotation__143_1099370643"><dc:creator>user</dc:creator><dc:date>2020-10-26T10:36:00</dc:date><loext:sender-initials>u</loext:sender-initials><text:p><text:span text:style-name="T1">Você esqueceu de traduzir este pedaço</text:span></text:p></office:annotation>and back you to the Field... <office:annotation-end office:name="__Annotation__143_1099370643"/><office:annotation><dc:creator>Mateus Schroeder da Silva</dc:creator><dc:date>2020-10-26T19:02:33.672038623</dc:date><loext:sender-initials>MSS</loext:sender-initials><text:p text:style-name="P3"><text:span text:style-name="T4">Reply to user (26/10/2020, 10:36): "..."</text:span></text:p><text:p><text:span text:style-name="T3">Então, eu não sei como traduzir esta parte. Nesses casos busca-se primeiro a informação na equipe ou no autor do addon? Eu também não encontrei a string jogando.</text:span></text:p></office:annotation>-&gt; Se você tentar capturar o posto avançado somente com a sua tropa, eu lhe darei algum benefício...</text:p>
      <text:p text:style-name="Standard">See you! -&gt; <office:annotation office:name="__Annotation__154_1099370643"><dc:creator>user</dc:creator><dc:date>2020-10-26T10:36:00</dc:date><loext:sender-initials>u</loext:sender-initials><text:p><text:span text:style-name="T1">Não. “See you” é uma forma de adeus.</text:span></text:p></office:annotation>Vejo vocês!<office:annotation-end office:name="__Annotation__154_1099370643"/><office:annotation><dc:creator>Mateus Schroeder da Silva</dc:creator><dc:date>2020-10-26T18:53:04.911374884</dc:date><loext:sender-initials>MSS</loext:sender-initials><text:p text:style-name="P3"><text:span text:style-name="T4">Reply to user (26/10/2020, 10:36): "..."</text:span></text:p><text:p><text:span text:style-name="T3">Foi um erro de pt.</text:span></text:p></office:annotation></text:p>
      <text:p text:style-name="Standard"><office:annotation office:name="__Annotation__158_1099370643"><dc:creator>user</dc:creator><dc:date>2020-10-26T10:36:00</dc:date><loext:sender-initials>u</loext:sender-initials><text:p><text:span text:style-name="T1">Dá uma revisada nisso</text:span></text:p></office:annotation>Não, definitivamente não! Devemos nos livrar de criança élfica desse tipo!<office:annotation-end office:name="__Annotation__158_1099370643"/><office:annotation><dc:creator>Mateus Schroeder da Silva</dc:creator><dc:date>2020-10-26T19:18:54.679336019</dc:date><loext:sender-initials>MSS</loext:sender-initials><text:p text:style-name="P3"><text:span text:style-name="T4">Reply to user (26/10/2020, 10:36): "..."</text:span></text:p><text:p><text:span text:style-name="T3">Não entendi bem o que tu quisestes dizer. Adicionei ‘de uma criança’.</text:span></text:p></office:annotation></text:p>
      <text:p text:style-name="Standard">We cannot attack Imperial stronghold now. -&gt; Não podemos atacar <office:annotation office:name="__Annotation__174_1099370643"><dc:creator>user</dc:creator><dc:date>2020-10-26T10:36:00</dc:date><loext:sender-initials>u</loext:sender-initials><text:p><text:span text:style-name="T1">Não é strong point, mas sim stronghold. Dá uma olhada nisso.</text:span></text:p></office:annotation>pontos defendidos <office:annotation-end office:name="__Annotation__174_1099370643"/><office:annotation><dc:creator>Mateus Schroeder da Silva</dc:creator><dc:date>2020-10-26T19:21:43.154469593</dc:date><loext:sender-initials>MSS</loext:sender-initials><text:p text:style-name="P3"><text:span text:style-name="T4">Reply to user (26/10/2020, 10:36): "..."</text:span></text:p><text:p><text:span text:style-name="T3">ok</text:span></text:p></office:annotation>do Império agora.</text:p>
      <text:p text:style-name="Standard"><office:annotation office:name="__Annotation__181_1099370643"><dc:creator>user</dc:creator><dc:date>2020-10-26T10:36:00</dc:date><loext:sender-initials>u</loext:sender-initials><text:p><text:span text:style-name="T1">Tá faltando falar do posto avançado</text:span></text:p></office:annotation>[...] Intrusos inimigos apareceram por algum motivo. [...]<office:annotation-end office:name="__Annotation__181_1099370643"/><office:annotation><dc:creator>Mateus Schroeder da Silva</dc:creator><dc:date>2020-10-26T19:30:40.993953373</dc:date><loext:sender-initials>MSS</loext:sender-initials><text:p text:style-name="P3"><text:span text:style-name="T4">Reply to user (26/10/2020, 10:36): "..."</text:span></text:p><text:p><text:span text:style-name="T3">ok</text:span></text:p></office:annotation></text:p>
      <text:p text:style-name="Standard">attack -&gt; <office:annotation office:name="__Annotation__187_1099370643"><dc:creator>user</dc:creator><dc:date>2020-10-26T10:36:00</dc:date><loext:sender-initials>u</loext:sender-initials><text:p><text:span text:style-name="T1">De acordo com o comentário, isso daqui é um ataque, então deveria ser “ataque”.</text:span></text:p></office:annotation>atacar<office:annotation-end office:name="__Annotation__187_1099370643"/><office:annotation><dc:creator>Mateus Schroeder da Silva</dc:creator><dc:date>2020-10-26T19:32:50.976384376</dc:date><loext:sender-initials>MSS</loext:sender-initials><text:p text:style-name="P3"><text:span text:style-name="T4">Reply to user (26/10/2020, 10:36): "..."</text:span></text:p><text:p><text:span text:style-name="T3">ok</text:span></text:p></office:annotation></text:p>
      <text:p text:style-name="Standard">May the further success be in your life. -&gt; <office:annotation office:name="__Annotation__206_1099370643"><dc:creator>user</dc:creator><dc:date>2020-10-26T10:37:00</dc:date><loext:sender-initials>u</loext:sender-initials><text:p><text:span text:style-name="T1">Dá pra traduzir isso melhor. Pense em algo que fique bom em português.</text:span></text:p></office:annotation>Que ainda mais sucesso esteja em sua vida.<office:annotation-end office:name="__Annotation__206_1099370643"/></text:p>
      <text:p text:style-name="Standard"><office:annotation office:name="__Annotation__271_1099370643"><dc:creator>user</dc:creator><dc:date>2020-10-26T10:37:00</dc:date><loext:sender-initials>u</loext:sender-initials><text:p><text:span text:style-name="T1">Você traduziu tudo nesse string menos essa parte.</text:span></text:p></office:annotation>After the built of the bridge, the River had changed unexpectedly. River water became cloudy, numbers of fishes and shells were clearly decreased... I still don't know the exact cause of those phenomena, but I believe it was due to the Bridge.<office:annotation-end office:name="__Annotation__271_1099370643"/><office:annotation><dc:creator>Mateus Schroeder da Silva</dc:creator><dc:date>2020-10-31T10:27:14.529418913</dc:date><loext:sender-initials>MSS</loext:sender-initials><text:p text:style-name="P2"><text:span text:style-name="T2">Reply to user (26/10/2020, 10:37): "..."</text:span></text:p><text:p><text:span text:style-name="T3">Feito.</text:span></text:p></office:annotatio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Mateus Schroeder da Silva</dc:creator>
    <meta:editing-cycles>29</meta:editing-cycles>
    <meta:creation-date>2020-10-21T14:19:00</meta:creation-date>
    <dc:date>2020-10-31T11:19:55.670697911</dc:date>
    <meta:editing-duration>PT8H50M55S</meta:editing-duration>
    <meta:generator>LibreOffice/6.1.5.2$Linux_X86_64 LibreOffice_project/10$Build-2</meta:generator>
    <meta:document-statistic meta:table-count="0" meta:image-count="0" meta:object-count="0" meta:page-count="1" meta:paragraph-count="17" meta:word-count="243" meta:character-count="1508" meta:non-whitespace-character-count="12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